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4B0000004BD983E69198C59357.png" manifest:media-type="image/png"/>
  <manifest:file-entry manifest:full-path="Pictures/1000000100000200000002000FFBB924DC6A4C19.png" manifest:media-type="image/png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42400000020692B0A8E01FC42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97cm" style:rel-column-width="20686*"/>
    </style:style>
    <style:style style:name="Table3.B" style:family="table-column">
      <style:table-column-properties style:column-width="4.334cm" style:rel-column-width="14949*"/>
    </style:style>
    <style:style style:name="Table3.D" style:family="table-column">
      <style:table-column-properties style:column-width="4.334cm" style:rel-column-width="14951*"/>
    </style:style>
    <style:style style:name="Table3.A1" style:family="table-cell">
      <style:table-cell-properties fo:padding-left="0cm" fo:padding-right="0cm" fo:padding-top="0.101cm" fo:padding-bottom="0cm" fo:border="none"/>
    </style:style>
    <style:style style:name="Table3.B2" style:family="table-cell">
      <style:table-cell-properties fo:padding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298cm" style:rel-column-width="35517*"/>
    </style:style>
    <style:style style:name="Table4.B" style:family="table-column">
      <style:table-column-properties style:column-width="8.703cm" style:rel-column-width="30018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background-color="#363636" fo:padding="0.101cm" fo:border="none">
        <style:background-image/>
      </style:table-cell-properties>
    </style:style>
    <style:style style:name="Table4.A2" style:family="table-cell">
      <style:table-cell-properties fo:padding="0cm" fo:border="none"/>
    </style:style>
    <style:style style:name="Table4.B2" style:family="table-cell">
      <style:table-cell-properties fo:padding="0cm" fo:border="none"/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89c63f" fo:padding="0cm" fo:border="none">
        <style:background-image/>
      </style:table-cell-properties>
    </style:style>
    <style:style style:name="Table5.A2" style:family="table-cell">
      <style:table-cell-properties fo:background-color="#89c63f" fo:padding="0.101cm" fo:border="none">
        <style:background-image/>
      </style:table-cell-properties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89c63f" fo:padding="0cm" fo:border="none">
        <style:background-image/>
      </style:table-cell-properties>
    </style:style>
    <style:style style:name="Table5.A2" style:family="table-cell">
      <style:table-cell-properties fo:background-color="#89c63f" fo:padding="0.101cm" fo:border="none">
        <style:background-image/>
      </style:table-cell-properties>
    </style:style>
    <style:style style:name="Table2" style:family="table">
      <style:table-properties style:width="20.99cm" fo:margin-left="-1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0.309cm"/>
    </style:style>
    <style:style style:name="Table2.D" style:family="table-column">
      <style:table-column-properties style:column-width="2.887cm"/>
    </style:style>
    <style:style style:name="Table2.E" style:family="table-column">
      <style:table-column-properties style:column-width="2.602cm"/>
    </style:style>
    <style:style style:name="Table2.F" style:family="table-column">
      <style:table-column-properties style:column-width="4.189cm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89c63f" fo:padding="0.4cm" fo:border-left="none" fo:border-right="none" fo:border-top="none" fo:border-bottom="2pt solid #ffffff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3" style:family="table-row">
      <style:table-row-properties style:min-row-height="1.319cm"/>
    </style:style>
    <style:style style:name="Table2.A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B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A4" style:family="table-cell">
      <style:table-cell-properties fo:padding="0cm" fo:border-left="none" fo:border-right="none" fo:border-top="0.5pt solid #d1d3d4" fo:border-bottom="none"/>
    </style:style>
    <style:style style:name="Table2.B4" style:family="table-cell">
      <style:table-cell-properties fo:padding="0cm" fo:border-left="none" fo:border-right="none" fo:border-top="0.5pt solid #d1d3d4" fo:border-bottom="none"/>
    </style:style>
    <style:style style:name="Table2.C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0.82cm"/>
    </style:style>
    <style:style style:name="Table2.A5" style:family="table-cell">
      <style:table-cell-properties style:vertical-align="middle" fo:background-color="#ebebec" fo:padding="0.4cm" fo:border="none">
        <style:background-image/>
      </style:table-cell-properties>
    </style:style>
    <style:style style:name="Table2.D5" style:family="table-cell">
      <style:table-cell-properties fo:background-color="#ebebec" fo:padding="0.4cm" fo:border="none">
        <style:background-image/>
      </style:table-cell-properties>
    </style:style>
    <style:style style:name="Table2.F5" style:family="table-cell">
      <style:table-cell-properties fo:background-color="#ebebec" fo:padding="0.4cm" fo:border="none">
        <style:background-image/>
      </style:table-cell-properties>
    </style:style>
    <style:style style:name="Table2.D6" style:family="table-cell">
      <style:table-cell-properties fo:background-color="#ebebec" fo:padding="0.4cm" fo:border="none">
        <style:background-image/>
      </style:table-cell-properties>
    </style:style>
    <style:style style:name="Table2.F6" style:family="table-cell">
      <style:table-cell-properties fo:background-color="#ebebec" fo:padding="0.4cm" fo:border="none">
        <style:background-image/>
      </style:table-cell-properties>
    </style:style>
    <style:style style:name="Table2.A7" style:family="table-cell">
      <style:table-cell-properties fo:background-color="#363636" fo:padding="0.4cm" fo:border="none">
        <style:background-image/>
      </style:table-cell-properties>
    </style:style>
    <style:style style:name="Table2.D7" style:family="table-cell">
      <style:table-cell-properties fo:background-color="#363636" fo:padding="0.4cm" fo:border="none">
        <style:background-image/>
      </style:table-cell-properties>
    </style:style>
    <style:style style:name="Table2.F7" style:family="table-cell">
      <style:table-cell-properties fo:background-color="#363636" fo:padding="0.4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302cm" style:rel-column-width="4489*"/>
    </style:style>
    <style:style style:name="Table6.B" style:family="table-column">
      <style:table-column-properties style:column-width="6.394cm" style:rel-column-width="22053*"/>
    </style:style>
    <style:style style:name="Table6.C" style:family="table-column">
      <style:table-column-properties style:column-width="11.305cm" style:rel-column-width="38993*"/>
    </style:style>
    <style:style style:name="Table6.A1" style:family="table-cell">
      <style:table-cell-properties fo:padding="0cm" fo:border="none"/>
    </style:style>
    <style:style style:name="P1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P2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P3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5c88e2"/>
    </style:style>
    <style:style style:name="P8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77787b" loext:opacity="100%" style:font-name="Oswald" fo:font-size="9pt" fo:font-weight="normal" officeooo:rsid="003ad086" officeooo:paragraph-rsid="004dc7e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swald" fo:font-size="11pt" officeooo:paragraph-rsid="005c88e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1pt" fo:font-weight="normal" officeooo:rsid="0056b1ee" officeooo:paragraph-rsid="0056b1ee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5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6" style:family="paragraph" style:parent-style-name="Standard">
      <style:text-properties style:font-name="Oswald" fo:font-size="10pt" officeooo:rsid="006d34d0" officeooo:paragraph-rsid="006d34d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Oswald" fo:font-size="10pt" officeooo:rsid="004c2abc" officeooo:paragraph-rsid="004c2a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Oswald"/>
    </style:style>
    <style:style style:name="P22" style:family="paragraph" style:parent-style-name="Table_20_Contents">
      <style:paragraph-properties fo:text-align="start" style:justify-single-word="false"/>
      <style:text-properties style:font-name="Oswald"/>
    </style:style>
    <style:style style:name="P23" style:family="paragraph" style:parent-style-name="Table_20_Contents">
      <style:text-properties style:font-name="Oswald" officeooo:rsid="00524c5a" officeooo:paragraph-rsid="00524c5a"/>
    </style:style>
    <style:style style:name="P24" style:family="paragraph" style:parent-style-name="Table_20_Contents">
      <style:text-properties style:font-name="Oswald" fo:font-size="8pt" style:font-size-asian="8pt" style:font-size-complex="8pt"/>
    </style:style>
    <style:style style:name="P25" style:family="paragraph" style:parent-style-name="Table_20_Contents">
      <style:text-properties style:font-name="Oswald" fo:font-size="8pt" officeooo:rsid="0054307b" officeooo:paragraph-rsid="0054307b" style:font-size-asian="8pt" style:font-size-complex="8pt"/>
    </style:style>
    <style:style style:name="P26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7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8" style:family="paragraph" style:parent-style-name="Standard">
      <style:text-properties officeooo:paragraph-rsid="0037e910"/>
    </style:style>
    <style:style style:name="P29" style:family="paragraph" style:parent-style-name="Standard">
      <style:text-properties officeooo:paragraph-rsid="0041d0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swald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32" style:family="paragraph" style:parent-style-name="Table_20_Contents">
      <style:text-properties fo:color="#000000" loext:opacity="100%" style:font-name="Oswald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loext:opacity="100%" style:font-name="Oswald" fo:font-size="11pt" fo:font-weight="bold" officeooo:rsid="0021474a" officeooo:paragraph-rsid="005e2ea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00" loext:opacity="100%" style:font-name="Oswald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Oswald" fo:font-size="8pt" fo:font-weight="normal" officeooo:rsid="0021474a" officeooo:paragraph-rsid="005e2eab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Oswald" fo:font-size="8pt" officeooo:rsid="0021474a" officeooo:paragraph-rsid="005e2ea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text-properties fo:color="#89c63f" loext:opacity="100%"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89c63f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89c63f" loext:opacity="100%" style:font-name="Oswald" fo:font-size="10pt" fo:font-weight="bold" style:font-size-asian="10pt" style:font-weight-asian="bold" style:font-size-complex="10pt" style:font-weight-complex="bold"/>
    </style:style>
    <style:style style:name="P41" style:family="paragraph" style:parent-style-name="No_20_Spacing">
      <style:text-properties fo:color="#89c63f" loext:opacity="100%" style:font-name="Oswald" fo:font-size="12pt" officeooo:paragraph-rsid="0063feff" style:font-size-asian="12pt" style:font-name-complex="Open Sans" style:font-size-complex="12pt"/>
    </style:style>
    <style:style style:name="P42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43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44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5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6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7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8" style:family="paragraph">
      <loext:graphic-properties draw:fill="solid" draw:fill-color="#89c540"/>
      <style:paragraph-properties style:writing-mode="lr-tb"/>
    </style:style>
    <style:style style:name="P49" style:family="paragraph">
      <loext:graphic-properties draw:fill="solid" draw:fill-color="#363636"/>
      <style:paragraph-properties fo:text-align="center"/>
      <style:text-properties fo:font-size="18pt"/>
    </style:style>
    <style:style style:name="T1" style:family="text">
      <style:text-properties style:font-name="Oswald" fo:font-size="10pt" officeooo:rsid="0041d08e" style:font-size-asian="10pt" style:font-size-complex="10pt"/>
    </style:style>
    <style:style style:name="T2" style:family="text">
      <style:text-properties style:font-name="Oswald" officeooo:rsid="00243c33"/>
    </style:style>
    <style:style style:name="T3" style:family="text">
      <style:text-properties style:font-name="Oswald" officeooo:rsid="00264afb"/>
    </style:style>
    <style:style style:name="T4" style:family="text">
      <style:text-properties style:font-name="Oswald" fo:font-size="8pt" officeooo:rsid="0056192a" style:font-size-asian="8pt" style:font-size-complex="8pt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font-size="10pt" officeooo:rsid="0041d08e" style:font-size-asian="10pt" style:font-size-complex="10pt"/>
    </style:style>
    <style:style style:name="T8" style:family="text">
      <style:text-properties officeooo:rsid="0056b1ee"/>
    </style:style>
    <style:style style:name="T9" style:family="text">
      <style:text-properties fo:color="#89c63f" loext:opacity="100%" fo:font-weight="bold" style:font-weight-asian="bold" style:font-weight-complex="bold"/>
    </style:style>
    <style:style style:name="T10" style:family="text">
      <style:text-properties officeooo:rsid="0066116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9c540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237899776">
          <table:table-cell table:style-name="Table3.A1" table:number-rows-spanned="2" office:value-type="string">
            <text:p text:style-name="P17">Thank you for your</text:p>
            <text:p text:style-name="P17">Businnes</text:p>
          </table:table-cell>
          <table:table-cell table:style-name="Table3.A1" office:value-type="string">
            <text:p text:style-name="P37"><draw:frame draw:style-name="fr4" draw:name="graphics3" text:anchor-type="as-char" svg:width="0.445cm" svg:height="0.42cm" draw:z-index="4"><draw:image xlink:href="Pictures/100000010000025800000258795BCB24E981ECF7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4" text:anchor-type="as-char" svg:width="0.439cm" svg:height="0.42cm" draw:z-index="5"><draw:image xlink:href="Pictures/100000010000020000000200579FD2947B3B1A5C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5" text:anchor-type="as-char" svg:width="0.439cm" svg:height="0.42cm" draw:z-index="6"><draw:image xlink:href="Pictures/1000000100000200000002000FFBB924DC6A4C19.png" xlink:type="simple" xlink:show="embed" xlink:actuate="onLoad" draw:mime-type="image/png"/></draw:frame></text:p>
          </table:table-cell>
        </table:table-row>
        <table:table-row table:style-name="TableLine160304608">
          <table:covered-table-cell table:style-name="Table3.A1"/>
          <table:table-cell table:style-name="Table3.B2" office:value-type="string">
            <text:p text:style-name="P10"><text:user-field-get text:name="py3o.o.company_id.phone">phone</text:user-field-get></text:p>
          </table:table-cell>
          <table:table-cell table:style-name="Table3.B2" office:value-type="string">
            <text:p text:style-name="P10"><text:user-field-get text:name="py3o.o.company_id.email">email</text:user-field-get></text:p>
            <text:p text:style-name="P10"><text:user-field-get text:name="py3o.o.company_id.website">website</text:user-field-get></text:p>
          </table:table-cell>
          <table:table-cell table:style-name="Table3.B2" office:value-type="string">
            <text:p text:style-name="P10"><text:user-field-get text:name="py3o.o.company_id.bf_display_address">bf_display_address</text:user-field-get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285882160">
          <table:table-cell table:style-name="Table4.A1" office:value-type="string">
            <text:p text:style-name="P38">INVOCE TO</text:p>
          </table:table-cell>
          <table:table-cell table:style-name="Table4.B1" office:value-type="string">
            <text:p text:style-name="P20">INVOICE DETAILS</text:p>
          </table:table-cell>
        </table:table-row>
        <table:table-row table:style-name="TableLine138497184">
          <table:table-cell table:style-name="Table4.A2" office:value-type="string">
            <text:p text:style-name="P33"><text:user-field-get text:name="py3o.o.partner_id.display_name">partner_id.display_name</text:user-field-get></text:p>
            <text:p text:style-name="P36"><text:user-field-get text:name="py3o.o.partner_id.bf_display_address_without_company">bf_display_address_without_company</text:user-field-get></text:p>
            <text:p text:style-name="P35"><text:user-field-get text:name="py3o.o.partner_id.bf_data_line_break">bf_data_line_break</text:user-field-get>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234842928">
                <table:table-cell table:style-name="Table5.A1" office:value-type="string">
                  <text:p text:style-name="Table_20_Contents"><text:a xlink:type="simple" xlink:href="py3o://if=%22o.number%22" text:style-name="Internet_20_link" text:visited-style-name="Visited_20_Internet_20_Link"><text:span text:style-name="T4">if="o.number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86995568">
                <table:table-cell table:style-name="Table5.A2" office:value-type="string">
                  <text:p text:style-name="P25">INVOICE No:</text:p>
                </table:table-cell>
                <table:table-cell table:style-name="Table5.A2" office:value-type="string">
                  <text:p text:style-name="P24"><text:user-field-get text:name="py3o.o.number">number</text:user-field-get></text:p>
                </table:table-cell>
              </table:table-row>
              <table:table-row table:style-name="TableLine19008252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4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59048560">
                <table:table-cell table:style-name="Table5.A1" office:value-type="string">
                  <text:p text:style-name="Table_20_Contents"><text:a xlink:type="simple" xlink:href="py3o://if=%22o.date_invoice%22" text:style-name="Internet_20_link" text:visited-style-name="Visited_20_Internet_20_Link"><text:span text:style-name="T4">if="o.date_invoic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01650656">
                <table:table-cell table:style-name="Table5.A2" office:value-type="string">
                  <text:p text:style-name="P25">INVOICE DATE:</text:p>
                </table:table-cell>
                <table:table-cell table:style-name="Table5.A2" office:value-type="string">
                  <text:p text:style-name="P24"><text:user-field-get text:name="py3o.o.bf_date_invoice">date_invoice</text:user-field-get></text:p>
                </table:table-cell>
              </table:table-row>
              <table:table-row table:style-name="TableLine187234736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4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57380032">
                <table:table-cell table:style-name="Table5.A1" office:value-type="string">
                  <text:p text:style-name="Table_20_Contents"><text:a xlink:type="simple" xlink:href="py3o://if=%22o.date_due%22" text:style-name="Internet_20_link" text:visited-style-name="Visited_20_Internet_20_Link"><text:span text:style-name="T4">if="o.date_du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20676592">
                <table:table-cell table:style-name="Table5.A2" office:value-type="string">
                  <text:p text:style-name="P25">DATE DUE:</text:p>
                </table:table-cell>
                <table:table-cell table:style-name="Table5.A2" office:value-type="string">
                  <text:p text:style-name="P24"><text:user-field-get text:name="py3o.o.bf_date_due">date_due</text:user-field-get></text:p>
                </table:table-cell>
              </table:table-row>
              <table:table-row table:style-name="TableLine192745040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4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</table:table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5">QTY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table:number-columns-spanned="2" office:value-type="string">
              <text:p text:style-name="P6">U. PRICE</text:p>
            </table:table-cell>
            <table:covered-table-cell/>
            <table:table-cell table:style-name="Table2.A1" office:value-type="string">
              <text:p text:style-name="P6">TAXES</text:p>
            </table:table-cell>
            <table:table-cell table:style-name="Table2.A1" office:value-type="string">
              <text:p text:style-name="P6">PRICE</text:p>
            </table:table-cell>
          </table:table-row>
        </table:table-header-rows>
        <table:table-row table:style-name="TableLine349494752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2">for="line_count, line in enumerate(o.invoice_line_ids, 1)"</text:span></text:a></text:p>
          </table:table-cell>
          <table:table-cell table:style-name="Table2.C2" table:number-columns-spanned="2" office:value-type="string">
            <text:p text:style-name="P21"/>
          </table:table-cell>
          <table:covered-table-cell/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30"><text:user-field-get text:name="py3o.line.bf_quantity">qty</text:user-field-get></text:p>
          </table:table-cell>
          <table:table-cell table:style-name="Table2.B3" office:value-type="string">
            <text:p text:style-name="P32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e2.C3" table:number-columns-spanned="2" office:value-type="string">
            <text:p text:style-name="P31"><text:user-field-get text:name="py3o.line.bf_price_unit">bf_price_unit</text:user-field-get></text:p>
          </table:table-cell>
          <table:covered-table-cell/>
          <table:table-cell table:style-name="Table2.E3" office:value-type="string">
            <text:p text:style-name="P31"><text:user-field-get text:name="py3o.line.bf_invoice_line_tax_ids">tax</text:user-field-get></text:p>
          </table:table-cell>
          <table:table-cell table:style-name="Table2.F3" office:value-type="string">
            <text:p text:style-name="P31"><text:user-field-get text:name="py3o.line.bf_price_subtotal">subtotal</text:user-field-get></text:p>
          </table:table-cell>
        </table:table-row>
        <table:table-row table:style-name="TableLine283495424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Table_20_Contents"><text:a xlink:type="simple" xlink:href="py3o:///for" text:style-name="Internet_20_link" text:visited-style-name="Visited_20_Internet_20_Link"><text:span text:style-name="T3">for</text:span></text:a></text:p>
          </table:table-cell>
          <table:table-cell table:style-name="Table2.C4" table:number-columns-spanned="2" office:value-type="string">
            <text:p text:style-name="P21"/>
          </table:table-cell>
          <table:covered-table-cell/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21"/>
          </table:table-cell>
        </table:table-row>
        <table:table-row table:style-name="Table2.5">
          <table:table-cell table:style-name="Table2.A5" table:number-rows-spanned="2" table:number-columns-spanned="3" office:value-type="string">
            <text:p text:style-name="P13">Summary Total</text:p>
          </table:table-cell>
          <table:covered-table-cell/>
          <table:covered-table-cell/>
          <table:table-cell table:style-name="Table2.D5" table:number-columns-spanned="2" office:value-type="string">
            <text:p text:style-name="P18">SUBTOTAL</text:p>
          </table:table-cell>
          <table:covered-table-cell/>
          <table:table-cell table:style-name="Table2.F5" office:value-type="string">
            <text:p text:style-name="P19"><text:user-field-get text:name="py3o.o.bf_amount_untaxed">bf_amount_untaxed</text:user-field-get></text:p>
          </table:table-cell>
        </table:table-row>
        <table:table-row table:style-name="Table2.5">
          <table:covered-table-cell table:style-name="Table2.A5"/>
          <table:covered-table-cell/>
          <table:covered-table-cell/>
          <table:table-cell table:style-name="Table2.D6" table:number-columns-spanned="2" office:value-type="string">
            <text:p text:style-name="P18">TAXES</text:p>
          </table:table-cell>
          <table:covered-table-cell/>
          <table:table-cell table:style-name="Table2.F6" office:value-type="string">
            <text:p text:style-name="P19"><text:user-field-get text:name="py3o.o.bf_amount_tax">bf_amount_tax</text:user-field-get></text:p>
          </table:table-cell>
        </table:table-row>
        <table:table-row table:style-name="Table2.5">
          <table:table-cell table:style-name="Table2.A7" table:number-columns-spanned="3" office:value-type="string">
            <text:p text:style-name="P12"/>
          </table:table-cell>
          <table:covered-table-cell/>
          <table:covered-table-cell/>
          <table:table-cell table:style-name="Table2.D7" table:number-columns-spanned="2" office:value-type="string">
            <text:p text:style-name="P39"><text:span text:style-name="T8">GRAND </text:span>TOTAL</text:p>
          </table:table-cell>
          <table:covered-table-cell/>
          <table:table-cell table:style-name="Table2.F7" office:value-type="string">
            <text:p text:style-name="P40"><text:user-field-get text:name="py3o.o.bf_amount_total">bf_amount_total</text:user-field-get></text:p>
          </table:table-cell>
        </table:table-row>
      </table:table>
      <text:p text:style-name="P28"><text:a xlink:type="simple" xlink:href="py3o://if=%22o.payment_term_id%22" text:style-name="Internet_20_link" text:visited-style-name="Visited_20_Internet_20_Link"><text:span text:style-name="T1">if="o.payment_term_id"</text:span></text:a></text:p>
      <text:p text:style-name="P14"/>
      <text:p text:style-name="P9"><text:span text:style-name="T9">Payment Terms:</text:span> <text:user-field-get text:name="py3o.o.payment_term_id.bf_note">payment_term_id.bf_note</text:user-field-get></text:p>
      <text:p text:style-name="P29"><text:a xlink:type="simple" xlink:href="py3o:///if" text:style-name="Internet_20_link" text:visited-style-name="Visited_20_Internet_20_Link"><text:span text:style-name="T1">if</text:span></text:a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20419072">
          <table:table-cell table:style-name="Table6.A1" office:value-type="string">
            <text:p text:style-name="P42"><draw:frame draw:style-name="fr3" draw:name="Image2" text:anchor-type="as-char" svg:width="0.87cm" svg:height="0.87cm" draw:z-index="7"><draw:image xlink:href="Pictures/100000010000004B0000004BD983E69198C59357.png" xlink:type="simple" xlink:show="embed" xlink:actuate="onLoad" draw:mime-type="image/png"/></draw:frame></text:p>
          </table:table-cell>
          <table:table-cell table:style-name="Table6.A1" office:value-type="string">
            <text:p text:style-name="P41">Payment Method</text:p>
            <text:p text:style-name="P43"/>
            <text:p text:style-name="P45"><text:span text:style-name="T10">B</text:span>y Bank</text:p>
            <text:p text:style-name="P44"/>
            <text:p text:style-name="P27">Bank Name: Your Bank Name</text:p>
            <text:p text:style-name="P27">Swift Code: RNK00714</text:p>
            <text:p text:style-name="P27">Account No: 00 200 300 400</text:p>
          </table:table-cell>
          <table:table-cell table:style-name="Table6.A1" office:value-type="string">
            <text:p text:style-name="P47">By Online</text:p>
            <text:p text:style-name="P46"/>
            <text:p text:style-name="P26">Paypal, Skrill, VISA, Master Card,</text:p>
            <text:p text:style-name="P26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.906cm" style:rel-column-width="41065*"/>
    </style:style>
    <style:style style:name="Table1.B" style:family="table-column">
      <style:table-column-properties style:column-width="7.094cm" style:rel-column-width="24470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89c540"/>
      <style:paragraph-properties style:writing-mode="lr-tb"/>
    </style:style>
    <style:style style:name="MP2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MP3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M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MP5" style:family="paragraph">
      <loext:graphic-properties draw:fill="solid" draw:fill-color="#363636"/>
      <style:paragraph-properties fo:text-align="center"/>
      <style:text-properties fo:font-size="18pt"/>
    </style:style>
    <style:style style:name="MP6" style:family="paragraph" style:parent-style-name="Standard">
      <style:text-properties officeooo:paragraph-rsid="005c88e2"/>
    </style:style>
    <style:style style:name="MP7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MP8" style:family="paragraph" style:parent-style-name="Standard">
      <style:paragraph-properties fo:text-align="start" style:justify-single-word="false"/>
      <style:text-properties style:font-name="Oswald" fo:font-size="11pt" officeooo:paragraph-rsid="005c88e2" style:font-size-asian="11pt" style:font-size-complex="11pt"/>
    </style:style>
    <style:style style:name="MP9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MT1" style:family="text">
      <style:text-properties style:font-name="Oswald" fo:font-size="10pt" officeooo:rsid="0041d08e" style:font-size-asian="10pt" style:font-size-complex="10pt"/>
    </style:style>
    <style:style style:name="MT2" style:family="text">
      <style:text-properties fo:color="#ffffff" loext:opacity="100%" fo:font-weight="bold" style:font-weight-asian="bold" style:font-weight-complex="bold"/>
    </style:style>
    <style:style style:name="MT3" style:family="text">
      <style:text-properties fo:color="#ffffff" loext:opacity="100%"/>
    </style:style>
    <style:style style:name="MT4" style:family="text">
      <style:text-properties fo:font-size="10pt" officeooo:rsid="0041d08e" style:font-size-asian="10pt" style:font-size-complex="10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gr1" style:family="graphic">
      <style:graphic-properties draw:stroke="none" draw:fill="solid" draw:fill-color="#89c540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y3o.image(o.company_id.logo, 'png', width='1.5cm', height='1.5cm', isb64=True)" text:anchor-type="char" svg:x="12.192cm" svg:y="-1cm" svg:width="1.799cm" draw:z-index="8"><draw:text-box fo:min-height="1.799cm"><text:p text:style-name="Frame_20_contents"/></draw:text-box></draw:frame><draw:custom-shape text:anchor-type="char" draw:z-index="2" draw:name="Shape1" draw:style-name="Mgr1" draw:text-style-name="MP1" svg:width="6.107cm" svg:height="1.742cm" svg:x="-2.566cm" svg:y="-1.438cm"><text:p/><draw:enhanced-geometry svg:viewBox="0 0 21600 21600" draw:type="rectangle" draw:enhanced-path="M 0 0 L 21600 0 21600 21600 0 21600 0 0 Z N"/></draw:custom-shape><draw:frame draw:style-name="Mfr2" draw:name="Picture 4" text:anchor-type="char" svg:x="-3.12cm" svg:y="-1.425cm" svg:width="21.655cm" svg:height="1.727cm" draw:z-index="1"><draw:image xlink:href="Pictures/100000010000042400000020692B0A8E01FC423E.png" xlink:type="simple" xlink:show="embed" xlink:actuate="onLoad" draw:mime-type="image/png"/></draw:frame><draw:frame draw:style-name="Mfr3" draw:name="Frame13" text:anchor-type="char" svg:x="-2.466cm" svg:y="-1.478cm" svg:width="5.72cm" svg:height="1.898cm" draw:z-index="3"><draw:text-box><text:p text:style-name="MP2">INVOICE</text:p><text:p text:style-name="MP3"/></draw:text-box></draw:frame></text:p>
      </style:header>
      <style:footer>
        <text:user-field-decls>
          <text:user-field-decl office:value-type="string" office:string-value="bf_comment" text:name="py3o.o.bf_comment"/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171536384">
            <table:table-cell table:style-name="Table1.A1" office:value-type="string">
              <text:p text:style-name="MP6"><text:a xlink:type="simple" xlink:href="py3o://if=%22o.comment%22" text:style-name="Internet_20_link" text:visited-style-name="Visited_20_Internet_20_Link"><text:span text:style-name="MT1">if="o.comment"</text:span></text:a></text:p>
              <text:p text:style-name="MP7"><text:span text:style-name="MT2">Terms &amp; Conditions:</text:span><text:span text:style-name="MT3"> </text:span><text:span text:style-name="MT3"><text:user-field-get text:name="py3o.o.bf_comment">bf_comment</text:user-field-get></text:span></text:p>
              <text:p text:style-name="MP8"><text:a xlink:type="simple" xlink:href="py3o:///if" text:style-name="Internet_20_link" text:visited-style-name="Visited_20_Internet_20_Link"><text:span text:style-name="MT4">if</text:span></text:a></text:p>
            </table:table-cell>
            <table:table-cell table:style-name="Table1.B1" office:value-type="string">
              <text:p text:style-name="MP9"><text:user-field-get text:name="py3o.o.company_id.bf_report_footer">bf_report_footer</text:user-field-get></text:p>
            </table:table-cell>
          </table:table-row>
        </table:table>
        <text:p text:style-name="MP4"><draw:custom-shape text:anchor-type="paragraph" draw:z-index="0" draw:name="Rectangle 329" draw:style-name="Mgr2" draw:text-style-name="MP5" svg:width="20.998cm" svg:height="2.915cm" svg:x="-0.998cm" svg:y="25.7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7:53.302816494</dc:date>
    <meta:editing-duration>PT14H15M48S</meta:editing-duration>
    <meta:editing-cycles>77</meta:editing-cycles>
    <meta:document-statistic meta:table-count="6" meta:image-count="5" meta:object-count="0" meta:page-count="1" meta:paragraph-count="64" meta:word-count="99" meta:character-count="791" meta:non-whitespace-character-count="752"/>
  </office:meta>
</office:document-meta>
</file>